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0.512cm" fo:min-width="2.802cm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0.456cm" fo:min-width="5.516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0.456cm" fo:min-width="6.722cm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0.456cm" fo:min-width="1.982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1.25cm" fo:min-width="1.982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1.25cm" fo:min-width="1.292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1.25cm" fo:min-width="1.248cm" fo:padding-top="0.165cm" fo:padding-bottom="0.165cm" fo:padding-left="0.29cm" fo:padding-right="0.2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.3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</style:style>
    <style:style style:name="gr19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0.798cm" fo:min-width="1.982cm" fo:padding-top="0.165cm" fo:padding-bottom="0.165cm" fo:padding-left="0.29cm" fo:padding-right="0.29cm"/>
    </style:style>
    <style:style style:name="gr20" style:family="graphic" style:parent-style-name="standard">
      <style:graphic-properties svg:stroke-color="#6666ff" draw:fill-color="#cccccc" draw:textarea-horizontal-align="justify" draw:textarea-vertical-align="middle" draw:auto-grow-height="false" fo:min-height="0.513cm" fo:min-width="0.009cm"/>
    </style:style>
    <style:style style:name="gr21" style:family="graphic" style:parent-style-name="standard">
      <style:graphic-properties draw:stroke="solid" draw:stroke-dash="Fine_20_Dashed" svg:stroke-width="0.081cm" svg:stroke-color="#b2b2b2" draw:marker-start-width="0.321cm" draw:marker-end-width="0.321cm" draw:fill-color="#ffffff" draw:textarea-horizontal-align="justify" draw:textarea-vertical-align="middle" draw:auto-grow-height="false" fo:min-height="0.798cm" fo:min-width="2.334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min-height="0.432cm" fo:min-width="2.72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min-height="0.432cm" fo:min-width="8.45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min-height="0.382cm" fo:min-width="8.45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min-height="0.278cm" fo:min-width="8.45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min-height="0.432cm" fo:min-width="5.516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min-height="0.432cm" fo:min-width="6.082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min-height="0.432cm" fo:min-width="4.054cm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Ultrafine_20_2_20_Dots_20_3_20_Dashes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svg:stroke-width="0.053cm" svg:stroke-color="#b2b2b2" draw:marker-start-width="0.279cm" draw:marker-end-width="0.279cm" draw:fill-color="#ffffff" draw:opacity="100%" draw:opacity-name="Transparency_20_1" draw:textarea-horizontal-align="justify" draw:textarea-vertical-align="middle" draw:auto-grow-height="false" fo:min-height="2.746cm" fo:min-width="15.958cm" fo:padding-top="0.151cm" fo:padding-bottom="0.151cm" fo:padding-left="0.276cm" fo:padding-right="0.276cm"/>
    </style:style>
    <style:style style:name="gr36" style:family="graphic" style:parent-style-name="standard">
      <style:graphic-properties svg:stroke-color="#b2b2b2" draw:fill-color="#ffffff" draw:textarea-horizontal-align="justify" draw:textarea-vertical-align="middle" draw:auto-grow-height="false" fo:min-height="0.828cm" fo:min-width="1.656cm"/>
    </style:style>
    <style:style style:name="gr37" style:family="graphic" style:parent-style-name="standard">
      <style:graphic-properties svg:stroke-width="0.053cm" svg:stroke-color="#b2b2b2" draw:marker-start-width="0.279cm" draw:marker-end-width="0.279cm" draw:fill-color="#ffffff" draw:opacity="100%" draw:opacity-name="Transparency_20_1" draw:textarea-horizontal-align="justify" draw:textarea-vertical-align="middle" draw:auto-grow-height="false" fo:min-height="0.968cm" fo:min-width="15.958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0" style:family="graphic" style:parent-style-name="standard">
      <style:graphic-properties svg:stroke-width="0.053cm" svg:stroke-color="#b2b2b2" draw:marker-start-width="0.279cm" draw:marker-end-width="0.279cm" draw:fill-color="#ffffff" draw:opacity="100%" draw:opacity-name="Transparency_20_1" draw:textarea-horizontal-align="justify" draw:textarea-vertical-align="middle" draw:auto-grow-height="false" fo:min-height="3.152cm" fo:min-width="15.704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b2b2b2" draw:marker-start-width="0.279cm" draw:marker-end-width="0.279cm" draw:fill-color="#ffffff" draw:opacity="100%" draw:opacity-name="Transparency_20_1" draw:textarea-horizontal-align="justify" draw:textarea-vertical-align="middle" draw:auto-grow-height="false" fo:min-height="1.016cm" fo:min-width="2.90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b2b2b2" draw:marker-start-width="0.279cm" draw:marker-end-width="0.279cm" draw:fill-color="#ffffff" draw:opacity="100%" draw:opacity-name="Transparency_20_1" draw:textarea-horizontal-align="justify" draw:textarea-vertical-align="middle" draw:auto-grow-height="false" fo:min-height="1.014cm" fo:min-width="2.902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b2b2b2" draw:marker-start-width="0.279cm" draw:marker-end-width="0.279cm" draw:fill-color="#ffffff" draw:opacity="100%" draw:opacity-name="Transparency_20_1" draw:textarea-horizontal-align="justify" draw:textarea-vertical-align="middle" draw:auto-grow-height="false" fo:min-height="1.015cm" fo:min-width="2.902cm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 draw:opacity="100%" draw:opacity-name="Transparency_20_1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16cm" svg:y1="9.2cm" svg:x2="27.645cm" svg:y2="9.2cm">
          <text:p/>
        </draw:line>
        <draw:frame draw:style-name="gr2" draw:text-style-name="P2" draw:layer="layout" svg:width="2.032cm" svg:height="0.962cm" svg:x="1.016cm" svg:y="3.048cm">
          <draw:text-box>
            <text:p>Web</text:p>
          </draw:text-box>
        </draw:frame>
        <draw:custom-shape draw:style-name="gr3" draw:text-style-name="P4" xml:id="id1" draw:id="id1" draw:layer="layout" svg:width="3.302cm" svg:height="0.762cm" svg:x="12.7cm" svg:y="2.54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6.096cm" svg:height="0.786cm" svg:x="5.526cm" svg:y="4.802cm">
          <text:p text:style-name="P3">Video(neural style)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7.302cm" svg:height="0.786cm" svg:x="18.226cm" svg:y="4.802cm">
          <text:p text:style-name="P3">Image(fast neural style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62cm" svg:height="0.786cm" svg:x="4.804cm" svg:y="7.304cm">
          <text:p text:style-name="P3">Create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2.562cm" svg:height="0.786cm" svg:x="13.664cm" svg:y="7.304cm">
          <text:p text:style-name="P3">Show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2.562cm" svg:height="0.786cm" svg:x="4.804cm" svg:y="7.304cm">
          <text:p text:style-name="P3">Create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2.562cm" svg:height="0.786cm" svg:x="18.804cm" svg:y="7.304cm">
          <text:p text:style-name="P3">Create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2.562cm" svg:height="0.786cm" svg:x="24.964cm" svg:y="7.304cm">
          <text:p text:style-name="P3">Show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2.562cm" svg:height="1.58cm" svg:x="3.104cm" svg:y="11.104cm">
          <text:p text:style-name="P3">Content</text:p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1.872cm" svg:height="1.58cm" svg:x="6.464cm" svg:y="11.104cm">
          <text:p text:style-name="P3">Style</text:p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1.828cm" svg:height="1.58cm" svg:x="10.11cm" svg:y="11.104cm">
          <text:p text:style-name="P3">Res</text:p>
          <text:p text:style-name="P3">Imgs</text:p>
          <draw:enhanced-geometry svg:viewBox="0 0 21600 21600" draw:type="rectangle" draw:enhanced-path="M 0 0 L 21600 0 21600 21600 0 21600 0 0 Z N"/>
        </draw:custom-shape>
        <draw:custom-shape draw:style-name="gr7" draw:text-style-name="P4" xml:id="id14" draw:id="id14" draw:layer="layout" svg:width="2.562cm" svg:height="1.58cm" svg:x="17.004cm" svg:y="11.104cm">
          <text:p text:style-name="P3">Content</text:p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1.872cm" svg:height="1.58cm" svg:x="20.964cm" svg:y="11.104cm">
          <text:p text:style-name="P3">Style</text:p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1.828cm" svg:height="1.58cm" svg:x="25.331cm" svg:y="11.104cm">
          <text:p text:style-name="P3">Res</text:p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1.828cm" svg:height="1.58cm" svg:x="14.031cm" svg:y="11.104cm">
          <text:p text:style-name="P3">Res</text:p>
          <text:p text:style-name="P3">Vide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351cm" svg:y1="3.302cm" svg:x2="8.574cm" svg:y2="4.802cm" draw:start-shape="id1" draw:start-glue-point="2" draw:end-shape="id2" draw:end-glue-point="0" svg:d="M14351 3302v750h-5777v750" svg:viewBox="0 0 5778 1501">
          <text:p/>
        </draw:connector>
        <draw:connector draw:style-name="gr10" draw:text-style-name="P1" draw:layer="layout" svg:x1="14.351cm" svg:y1="3.302cm" svg:x2="21.877cm" svg:y2="4.802cm" draw:start-shape="id1" draw:end-shape="id3" draw:end-glue-point="0" svg:d="M14351 3302v750h7526v750" svg:viewBox="0 0 7527 1501">
          <text:p/>
        </draw:connector>
        <draw:connector draw:style-name="gr10" draw:text-style-name="P1" draw:layer="layout" svg:x1="8.574cm" svg:y1="5.588cm" svg:x2="6.085cm" svg:y2="7.304cm" draw:start-shape="id2" draw:start-glue-point="2" draw:end-shape="id4" draw:end-glue-point="0" svg:d="M8574 5588v858h-2489v858" svg:viewBox="0 0 2490 1717">
          <text:p/>
        </draw:connector>
        <draw:connector draw:style-name="gr10" draw:text-style-name="P1" draw:layer="layout" svg:x1="8.574cm" svg:y1="5.588cm" svg:x2="14.945cm" svg:y2="7.304cm" draw:start-shape="id2" draw:start-glue-point="2" draw:end-shape="id5" draw:end-glue-point="0" svg:d="M8574 5588v858h6371v858" svg:viewBox="0 0 6372 1717">
          <text:p/>
        </draw:connector>
        <draw:connector draw:style-name="gr10" draw:text-style-name="P1" draw:layer="layout" svg:x1="21.877cm" svg:y1="5.588cm" svg:x2="20.085cm" svg:y2="7.304cm" draw:start-shape="id3" draw:start-glue-point="2" draw:end-shape="id6" svg:d="M21877 5588v858h-1792v858" svg:viewBox="0 0 1793 1717">
          <text:p/>
        </draw:connector>
        <draw:connector draw:style-name="gr10" draw:text-style-name="P1" draw:layer="layout" svg:x1="21.877cm" svg:y1="5.588cm" svg:x2="26.245cm" svg:y2="7.304cm" draw:start-shape="id3" draw:start-glue-point="2" draw:end-shape="id7" draw:end-glue-point="0" svg:d="M21877 5588v858h4368v858" svg:viewBox="0 0 4369 1717">
          <text:p/>
        </draw:connector>
        <draw:connector draw:style-name="gr10" draw:text-style-name="P1" draw:layer="layout" svg:x1="6.085cm" svg:y1="8.09cm" svg:x2="4.385cm" svg:y2="11.104cm" draw:start-shape="id4" draw:end-shape="id8" draw:end-glue-point="0" svg:d="M6085 8090v1507h-1700v1507" svg:viewBox="0 0 1701 3015">
          <text:p/>
        </draw:connector>
        <draw:connector draw:style-name="gr10" draw:text-style-name="P1" draw:layer="layout" svg:x1="6.085cm" svg:y1="8.09cm" svg:x2="7.4cm" svg:y2="11.104cm" draw:start-shape="id4" draw:start-glue-point="2" draw:end-shape="id9" draw:end-glue-point="0" svg:d="M6085 8090v1507h1315v1507" svg:viewBox="0 0 1316 3015">
          <text:p/>
        </draw:connector>
        <draw:connector draw:style-name="gr10" draw:text-style-name="P1" draw:layer="layout" svg:x1="8.336cm" svg:y1="11.894cm" svg:x2="10.11cm" svg:y2="11.894cm" draw:start-shape="id9" draw:start-glue-point="1" draw:end-shape="id10" draw:end-glue-point="3" svg:d="M8336 11894h1774" svg:viewBox="0 0 1775 1">
          <text:p/>
        </draw:connector>
        <draw:connector draw:style-name="gr10" draw:text-style-name="P1" draw:layer="layout" svg:x1="11.938cm" svg:y1="11.894cm" svg:x2="14.031cm" svg:y2="11.894cm" draw:start-shape="id10" draw:start-glue-point="1" draw:end-shape="id11" draw:end-glue-point="3" svg:d="M11938 11894h2093" svg:viewBox="0 0 2094 1">
          <text:p/>
        </draw:connector>
        <draw:connector draw:style-name="gr10" draw:text-style-name="P1" draw:layer="layout" svg:x1="22.836cm" svg:y1="11.894cm" svg:x2="25.331cm" svg:y2="11.894cm" draw:start-shape="id12" draw:start-glue-point="1" draw:end-shape="id13" draw:end-glue-point="3" svg:d="M22836 11894h2495" svg:viewBox="0 0 2496 1">
          <text:p/>
        </draw:connector>
        <draw:connector draw:style-name="gr10" draw:text-style-name="P1" draw:layer="layout" svg:x1="14.945cm" svg:y1="11.104cm" svg:x2="14.945cm" svg:y2="8.09cm" draw:start-shape="id11" draw:start-glue-point="0" draw:end-shape="id5" draw:end-glue-point="2" svg:d="M14945 11104v-3014" svg:viewBox="0 0 1 3015">
          <text:p/>
        </draw:connector>
        <draw:connector draw:style-name="gr10" draw:text-style-name="P1" draw:layer="layout" svg:x1="26.245cm" svg:y1="11.104cm" svg:x2="26.245cm" svg:y2="8.09cm" draw:start-shape="id13" draw:start-glue-point="0" draw:end-shape="id7" draw:end-glue-point="2" svg:d="M26245 11104v-3014" svg:viewBox="0 0 1 3015">
          <text:p/>
        </draw:connector>
        <draw:frame draw:style-name="gr11" draw:text-style-name="P2" draw:layer="layout" svg:width="0.875cm" svg:height="1.026cm" svg:x="5.666cm" svg:y="11.504cm">
          <draw:text-box>
            <text:p>+</text:p>
          </draw:text-box>
        </draw:frame>
        <draw:frame draw:style-name="gr12" draw:text-style-name="P2" draw:layer="layout" svg:width="1.92cm" svg:height="0.962cm" svg:x="8.19cm" svg:y="10.906cm">
          <draw:text-box>
            <text:p>Train</text:p>
          </draw:text-box>
        </draw:frame>
        <draw:frame draw:style-name="gr13" draw:text-style-name="P2" draw:layer="layout" svg:width="2.297cm" svg:height="0.962cm" svg:x="11.89cm" svg:y="10.906cm">
          <draw:text-box>
            <text:p>Merge</text:p>
          </draw:text-box>
        </draw:frame>
        <draw:frame draw:style-name="gr11" draw:text-style-name="P2" draw:layer="layout" svg:width="0.875cm" svg:height="1.026cm" svg:x="19.767cm" svg:y="11.504cm">
          <draw:text-box>
            <text:p>+</text:p>
          </draw:text-box>
        </draw:frame>
        <draw:frame draw:style-name="gr14" draw:text-style-name="P2" draw:layer="layout" svg:width="2.826cm" svg:height="0.962cm" svg:x="22.691cm" svg:y="10.906cm">
          <draw:text-box>
            <text:p>Forward</text:p>
          </draw:text-box>
        </draw:frame>
        <draw:connector draw:style-name="gr10" draw:text-style-name="P1" draw:layer="layout" svg:x1="18.804cm" svg:y1="7.697cm" svg:x2="18.285cm" svg:y2="11.104cm" draw:start-shape="id6" draw:start-glue-point="3" draw:end-shape="id14" draw:end-glue-point="0" svg:d="M18804 7697h-541v1900h22v1507" svg:viewBox="0 0 542 3408">
          <text:p/>
        </draw:connector>
        <draw:connector draw:style-name="gr10" draw:text-style-name="P1" draw:layer="layout" svg:x1="21.366cm" svg:y1="7.697cm" svg:x2="21.9cm" svg:y2="11.104cm" draw:start-shape="id6" draw:start-glue-point="1" draw:end-shape="id12" draw:end-glue-point="0" svg:d="M21366 7697h541v1900h-7v1507" svg:viewBox="0 0 542 3408">
          <text:p/>
        </draw:connector>
        <draw:frame draw:style-name="gr15" draw:text-style-name="P2" draw:layer="layout" svg:width="2.504cm" svg:height="0.962cm" svg:x="5.89cm" svg:y="8.106cm">
          <draw:text-box>
            <text:p>Upload</text:p>
          </draw:text-box>
        </draw:frame>
        <draw:frame draw:style-name="gr15" draw:text-style-name="P2" draw:layer="layout" svg:width="2.504cm" svg:height="0.962cm" svg:x="18.09cm" svg:y="8.106cm">
          <draw:text-box>
            <text:p>Upload</text:p>
          </draw:text-box>
        </draw:frame>
        <draw:frame draw:style-name="gr16" draw:text-style-name="P2" draw:layer="layout" svg:width="2.682cm" svg:height="0.962cm" svg:x="21.79cm" svg:y="8.106cm">
          <draw:text-box>
            <text:p>Choose</text:p>
          </draw:text-box>
        </draw:frame>
        <draw:frame draw:style-name="gr17" draw:text-style-name="P2" draw:layer="layout" svg:width="2.54cm" svg:height="1.79cm" svg:x="0.564cm" svg:y="11.104cm">
          <draw:text-box>
            <text:p>Back</text:p>
            <text:p>ground</text:p>
          </draw:text-box>
        </draw:frame>
        <draw:frame draw:style-name="gr18" draw:text-style-name="P2" draw:layer="layout" svg:width="3.5cm" svg:height="1.058cm" svg:x="0.564cm" svg:y="15.004cm">
          <draw:text-box>
            <text:p>Backend</text:p>
          </draw:text-box>
        </draw:frame>
        <draw:custom-shape draw:style-name="gr19" draw:text-style-name="P4" xml:id="id16" draw:id="id16" draw:layer="layout" svg:width="2.562cm" svg:height="1.128cm" svg:x="7.904cm" svg:y="15.104cm">
          <text:p text:style-name="P3">FPGA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508cm" svg:height="0.762cm" draw:transform="rotate (1.5707963267949) translate (8.811cm 13.0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0.508cm" svg:height="0.762cm" draw:transform="rotate (1.5707963267949) translate (8.812cm 13.6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0.508cm" svg:height="0.762cm" draw:transform="rotate (1.5707963267949) translate (8.812cm 14.2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0.508cm" svg:height="0.762cm" draw:transform="rotate (1.5707963267949) translate (8.813cm 14.8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0.508cm" svg:height="0.762cm" draw:transform="rotate (1.5707963267949) translate (23.612cm 13.0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0.508cm" svg:height="0.762cm" draw:transform="rotate (1.5707963267949) translate (23.613cm 13.6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0.508cm" svg:height="0.762cm" draw:transform="rotate (1.5707963267949) translate (23.613cm 14.2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0.508cm" svg:height="0.762cm" draw:transform="rotate (1.5707963267949) translate (23.614cm 14.80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4" xml:id="id18" draw:id="id18" draw:layer="layout" svg:width="2.914cm" svg:height="1.128cm" svg:x="22.452cm" svg:y="15.104cm">
          <text:p text:style-name="P3">Movidiu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017cm" svg:y1="13.2cm" svg:x2="27.646cm" svg:y2="13.2cm">
          <text:p/>
        </draw:line>
        <draw:line draw:style-name="gr1" draw:text-style-name="P1" draw:layer="layout" svg:x1="1.018cm" svg:y1="16.8cm" svg:x2="27.647cm" svg:y2="16.8cm">
          <text:p/>
        </draw:line>
        <draw:frame draw:style-name="gr18" draw:text-style-name="P2" draw:layer="layout" svg:width="3.5cm" svg:height="1.058cm" svg:x="0.564cm" svg:y="17.804cm">
          <draw:text-box>
            <text:p>Preset</text:p>
          </draw:text-box>
        </draw:frame>
        <draw:custom-shape draw:style-name="gr19" draw:text-style-name="P4" xml:id="id15" draw:id="id15" draw:layer="layout" svg:width="2.562cm" svg:height="1.128cm" svg:x="7.904cm" svg:y="17.904cm">
          <text:p text:style-name="P3">CL files</text:p>
          <draw:enhanced-geometry svg:viewBox="0 0 21600 21600" draw:type="rectangle" draw:enhanced-path="M 0 0 L 21600 0 21600 21600 0 21600 0 0 Z N"/>
        </draw:custom-shape>
        <draw:custom-shape draw:style-name="gr21" draw:text-style-name="P4" xml:id="id17" draw:id="id17" draw:layer="layout" svg:width="2.914cm" svg:height="1.128cm" svg:x="22.452cm" svg:y="17.904cm">
          <text:p text:style-name="P3">Model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185cm" svg:y1="17.904cm" svg:x2="9.185cm" svg:y2="16.232cm" draw:start-shape="id15" draw:start-glue-point="0" draw:end-shape="id16" draw:end-glue-point="2" svg:d="M9185 17904v-1672" svg:viewBox="0 0 1 1673">
          <text:p/>
        </draw:connector>
        <draw:connector draw:style-name="gr10" draw:text-style-name="P1" draw:layer="layout" svg:x1="23.909cm" svg:y1="17.904cm" svg:x2="23.909cm" svg:y2="16.232cm" draw:start-shape="id17" draw:start-glue-point="0" draw:end-shape="id18" draw:end-glue-point="2" svg:d="M23909 17904v-1672" svg:viewBox="0 0 1 1673">
          <text:p/>
        </draw:connector>
        <draw:frame draw:style-name="gr22" draw:text-style-name="P2" draw:layer="layout" svg:width="1.912cm" svg:height="0.962cm" svg:x="9.09cm" svg:y="16.906cm">
          <draw:text-box>
            <text:p>Aocl </text:p>
          </draw:text-box>
        </draw:frame>
        <draw:frame draw:style-name="gr23" draw:text-style-name="P2" draw:layer="layout" svg:width="1.416cm" svg:height="0.962cm" svg:x="23.89cm" svg:y="16.906cm">
          <draw:text-box>
            <text:p>NC</text:p>
          </draw:text-box>
        </draw:frame>
        <draw:frame draw:style-name="gr24" draw:text-style-name="P2" draw:layer="layout" svg:width="3.495cm" svg:height="0.962cm" svg:x="9.59cm" svg:y="13.706cm">
          <draw:text-box>
            <text:p>Accelerate</text:p>
          </draw:text-box>
        </draw:frame>
        <draw:frame draw:style-name="gr24" draw:text-style-name="P2" draw:layer="layout" svg:width="3.495cm" svg:height="0.962cm" svg:x="24.39cm" svg:y="13.706cm">
          <draw:text-box>
            <text:p>Accelerate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6" draw:text-style-name="P4" xml:id="id19" draw:id="id19" draw:layer="layout" svg:width="3.302cm" svg:height="0.762cm" svg:x="2.032cm" svg:y="0.762cm">
          <text:p text:style-name="P3">workspace</text:p>
          <draw:enhanced-geometry svg:viewBox="0 0 21600 21600" draw:type="rectangle" draw:enhanced-path="M 0 0 L 21600 0 21600 21600 0 21600 0 0 Z N"/>
        </draw:custom-shape>
        <draw:custom-shape draw:style-name="gr27" draw:text-style-name="P4" xml:id="id20" draw:id="id20" draw:layer="layout" svg:width="9.03cm" svg:height="0.762cm" svg:x="4.432cm" svg:y="2.032cm">
          <draw:glue-point draw:id="4" svg:x="-2.875cm" svg:y="5cm"/>
          <text:p text:style-name="P3">Fast-neural-style</text:p>
          <draw:enhanced-geometry svg:viewBox="0 0 21600 21600" draw:type="rectangle" draw:enhanced-path="M 0 0 L 21600 0 21600 21600 0 21600 0 0 Z N"/>
        </draw:custom-shape>
        <draw:custom-shape draw:style-name="gr28" draw:text-style-name="P4" xml:id="id21" draw:id="id21" draw:layer="layout" svg:width="9.03cm" svg:height="0.712cm" svg:x="4.432cm" svg:y="6.31cm">
          <draw:glue-point draw:id="4" svg:x="-3.719cm" svg:y="5cm"/>
          <text:p text:style-name="P3">Neural-style</text:p>
          <draw:enhanced-geometry svg:viewBox="0 0 21600 21600" draw:type="rectangle" draw:enhanced-path="M 0 0 L 21600 0 21600 21600 0 21600 0 0 Z N"/>
        </draw:custom-shape>
        <draw:custom-shape draw:style-name="gr29" draw:text-style-name="P4" xml:id="id22" draw:id="id22" draw:layer="layout" svg:width="9.03cm" svg:height="0.608cm" svg:x="4.432cm" svg:y="9.042cm">
          <text:p text:style-name="P3">Neural_web</text:p>
          <draw:enhanced-geometry svg:viewBox="0 0 21600 21600" draw:type="rectangle" draw:enhanced-path="M 0 0 L 21600 0 21600 21600 0 21600 0 0 Z N"/>
        </draw:custom-shape>
        <draw:custom-shape draw:style-name="gr30" draw:text-style-name="P4" xml:id="id23" draw:id="id23" draw:layer="layout" svg:width="6.096cm" svg:height="0.762cm" svg:x="14.032cm" svg:y="3.032cm">
          <text:p text:style-name="P3">Models/sytle_modes</text:p>
          <draw:enhanced-geometry svg:viewBox="0 0 21600 21600" draw:type="rectangle" draw:enhanced-path="M 0 0 L 21600 0 21600 21600 0 21600 0 0 Z N"/>
        </draw:custom-shape>
        <draw:custom-shape draw:style-name="gr30" draw:text-style-name="P4" xml:id="id24" draw:id="id24" draw:layer="layout" svg:width="6.096cm" svg:height="0.762cm" svg:x="14.032cm" svg:y="4.032cm">
          <text:p text:style-name="P3">Img/sytle_images</text:p>
          <draw:enhanced-geometry svg:viewBox="0 0 21600 21600" draw:type="rectangle" draw:enhanced-path="M 0 0 L 21600 0 21600 21600 0 21600 0 0 Z N"/>
        </draw:custom-shape>
        <draw:custom-shape draw:style-name="gr30" draw:text-style-name="P4" xml:id="id26" draw:id="id26" draw:layer="layout" svg:width="6.096cm" svg:height="0.762cm" svg:x="14.032cm" svg:y="7.132cm">
          <text:p text:style-name="P3">Models/VGG-19</text:p>
          <draw:enhanced-geometry svg:viewBox="0 0 21600 21600" draw:type="rectangle" draw:enhanced-path="M 0 0 L 21600 0 21600 21600 0 21600 0 0 Z N"/>
        </draw:custom-shape>
        <draw:custom-shape draw:style-name="gr30" draw:text-style-name="P4" xml:id="id28" draw:id="id28" draw:layer="layout" svg:width="6.096cm" svg:height="0.762cm" svg:x="14.032cm" svg:y="8.132cm">
          <text:p text:style-name="P3">Main.lua</text:p>
          <draw:enhanced-geometry svg:viewBox="0 0 21600 21600" draw:type="rectangle" draw:enhanced-path="M 0 0 L 21600 0 21600 21600 0 21600 0 0 Z N"/>
        </draw:custom-shape>
        <draw:custom-shape draw:style-name="gr30" draw:text-style-name="P4" xml:id="id25" draw:id="id25" draw:layer="layout" svg:width="6.096cm" svg:height="0.762cm" svg:x="14.032cm" svg:y="5.032cm">
          <text:p text:style-name="P3">Main.py</text:p>
          <draw:enhanced-geometry svg:viewBox="0 0 21600 21600" draw:type="rectangle" draw:enhanced-path="M 0 0 L 21600 0 21600 21600 0 21600 0 0 Z N"/>
        </draw:custom-shape>
        <draw:custom-shape draw:style-name="gr31" draw:text-style-name="P4" xml:id="id29" draw:id="id29" draw:layer="layout" svg:width="6.662cm" svg:height="0.762cm" svg:x="11.132cm" svg:y="10.232cm">
          <text:p text:style-name="P3">media[MEDIA_ROOT]</text:p>
          <draw:enhanced-geometry svg:viewBox="0 0 21600 21600" draw:type="rectangle" draw:enhanced-path="M 0 0 L 21600 0 21600 21600 0 21600 0 0 Z N"/>
        </draw:custom-shape>
        <draw:custom-shape draw:style-name="gr30" draw:text-style-name="P4" xml:id="id30" draw:id="id30" draw:layer="layout" svg:width="6.096cm" svg:height="0.762cm" svg:x="16.132cm" svg:y="11.532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0" draw:text-style-name="P4" xml:id="id31" draw:id="id31" draw:layer="layout" svg:width="6.096cm" svg:height="0.762cm" svg:x="16.132cm" svg:y="12.632cm">
          <text:p text:style-name="P3">way_img/user/time</text:p>
          <draw:enhanced-geometry svg:viewBox="0 0 21600 21600" draw:type="rectangle" draw:enhanced-path="M 0 0 L 21600 0 21600 21600 0 21600 0 0 Z N"/>
        </draw:custom-shape>
        <draw:custom-shape draw:style-name="gr30" draw:text-style-name="P4" xml:id="id36" draw:id="id36" draw:layer="layout" svg:width="6.096cm" svg:height="0.762cm" svg:x="16.132cm" svg:y="16.032cm">
          <text:p text:style-name="P3">way_video/usr/time</text:p>
          <draw:enhanced-geometry svg:viewBox="0 0 21600 21600" draw:type="rectangle" draw:enhanced-path="M 0 0 L 21600 0 21600 21600 0 21600 0 0 Z N"/>
        </draw:custom-shape>
        <draw:custom-shape draw:style-name="gr32" draw:text-style-name="P4" xml:id="id32" draw:id="id32" draw:layer="layout" svg:width="4.634cm" svg:height="0.762cm" svg:x="21.132cm" svg:y="13.832cm">
          <text:p text:style-name="P3">content_img</text:p>
          <draw:enhanced-geometry svg:viewBox="0 0 21600 21600" draw:type="rectangle" draw:enhanced-path="M 0 0 L 21600 0 21600 21600 0 21600 0 0 Z N"/>
        </draw:custom-shape>
        <draw:custom-shape draw:style-name="gr32" draw:text-style-name="P4" xml:id="id34" draw:id="id34" draw:layer="layout" svg:width="4.634cm" svg:height="0.762cm" svg:x="21.132cm" svg:y="14.632cm">
          <text:p text:style-name="P3">res_img</text:p>
          <draw:enhanced-geometry svg:viewBox="0 0 21600 21600" draw:type="rectangle" draw:enhanced-path="M 0 0 L 21600 0 21600 21600 0 21600 0 0 Z N"/>
        </draw:custom-shape>
        <draw:custom-shape draw:style-name="gr32" draw:text-style-name="P4" xml:id="id37" draw:id="id37" draw:layer="layout" svg:width="4.634cm" svg:height="0.762cm" svg:x="21.132cm" svg:y="17.232cm">
          <text:p text:style-name="P3">content_img</text:p>
          <draw:enhanced-geometry svg:viewBox="0 0 21600 21600" draw:type="rectangle" draw:enhanced-path="M 0 0 L 21600 0 21600 21600 0 21600 0 0 Z N"/>
        </draw:custom-shape>
        <draw:custom-shape draw:style-name="gr32" draw:text-style-name="P4" xml:id="id39" draw:id="id39" draw:layer="layout" svg:width="4.634cm" svg:height="0.762cm" svg:x="21.132cm" svg:y="17.994cm">
          <text:p text:style-name="P3">style_img</text:p>
          <draw:enhanced-geometry svg:viewBox="0 0 21600 21600" draw:type="rectangle" draw:enhanced-path="M 0 0 L 21600 0 21600 21600 0 21600 0 0 Z N"/>
        </draw:custom-shape>
        <draw:custom-shape draw:style-name="gr32" draw:text-style-name="P4" xml:id="id41" draw:id="id41" draw:layer="layout" svg:width="4.634cm" svg:height="0.762cm" svg:x="21.132cm" svg:y="18.794cm">
          <text:p text:style-name="P3">Res_imgs</text:p>
          <draw:enhanced-geometry svg:viewBox="0 0 21600 21600" draw:type="rectangle" draw:enhanced-path="M 0 0 L 21600 0 21600 21600 0 21600 0 0 Z N"/>
        </draw:custom-shape>
        <draw:custom-shape draw:style-name="gr32" draw:text-style-name="P4" xml:id="id43" draw:id="id43" draw:layer="layout" svg:width="4.634cm" svg:height="0.762cm" svg:x="21.132cm" svg:y="19.594cm">
          <text:p text:style-name="P3">Res_vide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683cm" svg:y1="1.524cm" svg:x2="4.432cm" svg:y2="2.413cm" draw:start-shape="id19" draw:start-glue-point="2" draw:end-shape="id20" draw:end-glue-point="3" svg:d="M3683 1524v889h749" svg:viewBox="0 0 750 890">
          <text:p/>
        </draw:connector>
        <draw:connector draw:style-name="gr10" draw:text-style-name="P1" draw:layer="layout" svg:x1="3.683cm" svg:y1="1.524cm" svg:x2="4.432cm" svg:y2="6.666cm" draw:start-shape="id19" draw:start-glue-point="2" draw:end-shape="id21" draw:end-glue-point="3" svg:d="M3683 1524v5142h749" svg:viewBox="0 0 750 5143">
          <text:p/>
        </draw:connector>
        <draw:connector draw:style-name="gr10" draw:text-style-name="P1" draw:layer="layout" svg:x1="3.683cm" svg:y1="1.524cm" svg:x2="4.432cm" svg:y2="9.346cm" draw:start-shape="id19" draw:start-glue-point="2" draw:end-shape="id22" draw:end-glue-point="3" svg:d="M3683 1524v7822h749" svg:viewBox="0 0 750 7823">
          <text:p/>
        </draw:connector>
        <draw:connector draw:style-name="gr10" draw:text-style-name="P1" draw:layer="layout" svg:x1="8.947cm" svg:y1="2.794cm" svg:x2="14.032cm" svg:y2="3.413cm" draw:start-shape="id20" draw:start-glue-point="2" draw:end-shape="id23" draw:end-glue-point="3" svg:d="M8947 2794v619h5085" svg:viewBox="0 0 5086 620">
          <text:p/>
        </draw:connector>
        <draw:connector draw:style-name="gr10" draw:text-style-name="P1" draw:layer="layout" svg:x1="8.947cm" svg:y1="2.794cm" svg:x2="14.032cm" svg:y2="4.413cm" draw:start-shape="id20" draw:start-glue-point="2" draw:end-shape="id24" draw:end-glue-point="3" svg:d="M8947 2794v1619h5085" svg:viewBox="0 0 5086 1620">
          <text:p/>
        </draw:connector>
        <draw:connector draw:style-name="gr10" draw:text-style-name="P1" draw:layer="layout" svg:x1="8.947cm" svg:y1="2.794cm" svg:x2="14.032cm" svg:y2="5.413cm" draw:start-shape="id20" draw:start-glue-point="2" draw:end-shape="id25" draw:end-glue-point="3" svg:d="M8947 2794v2619h5085" svg:viewBox="0 0 5086 2620">
          <text:p/>
        </draw:connector>
        <draw:connector draw:style-name="gr10" draw:text-style-name="P1" xml:id="id27" draw:id="id27" draw:layer="layout" svg:x1="8.947cm" svg:y1="7.022cm" svg:x2="14.032cm" svg:y2="7.513cm" draw:start-shape="id21" draw:start-glue-point="2" draw:end-shape="id26" draw:end-glue-point="3" svg:d="M8947 7022v491h5085" svg:viewBox="0 0 5086 492">
          <text:p/>
        </draw:connector>
        <draw:connector draw:style-name="gr10" draw:text-style-name="P1" draw:layer="layout" svg:x1="8.947cm" svg:y1="7.513cm" svg:x2="14.032cm" svg:y2="8.513cm" draw:start-shape="id27" draw:start-glue-point="0" draw:end-shape="id28" draw:end-glue-point="3" svg:d="M8947 7513v1000h5085" svg:viewBox="0 0 5086 1001">
          <text:p/>
        </draw:connector>
        <draw:connector draw:style-name="gr10" draw:text-style-name="P1" xml:id="id46" draw:id="id46" draw:layer="layout" svg:x1="8.947cm" svg:y1="9.65cm" svg:x2="11.132cm" svg:y2="10.613cm" draw:start-shape="id22" draw:start-glue-point="2" draw:end-shape="id29" draw:end-glue-point="3" svg:d="M8947 9650v963h2185" svg:viewBox="0 0 2186 964">
          <text:p/>
        </draw:connector>
        <draw:connector draw:style-name="gr10" draw:text-style-name="P1" draw:layer="layout" svg:x1="14.463cm" svg:y1="10.994cm" svg:x2="16.132cm" svg:y2="11.913cm" draw:start-shape="id29" draw:start-glue-point="2" draw:end-shape="id30" draw:end-glue-point="3" svg:d="M14463 10994v919h1669" svg:viewBox="0 0 1670 920">
          <text:p/>
        </draw:connector>
        <draw:connector draw:style-name="gr10" draw:text-style-name="P1" xml:id="id35" draw:id="id35" draw:layer="layout" svg:x1="14.463cm" svg:y1="10.994cm" svg:x2="16.132cm" svg:y2="13.013cm" draw:start-shape="id29" draw:end-shape="id31" draw:end-glue-point="3" svg:d="M14463 10994v2019h1669" svg:viewBox="0 0 1670 2020">
          <text:p/>
        </draw:connector>
        <draw:connector draw:style-name="gr10" draw:text-style-name="P1" xml:id="id33" draw:id="id33" draw:layer="layout" svg:x1="19.18cm" svg:y1="13.394cm" svg:x2="21.132cm" svg:y2="14.213cm" draw:start-shape="id31" draw:start-glue-point="2" draw:end-shape="id32" draw:end-glue-point="3" svg:d="M19180 13394v819h1952" svg:viewBox="0 0 1953 820">
          <text:p/>
        </draw:connector>
        <draw:connector draw:style-name="gr10" draw:text-style-name="P1" draw:layer="layout" svg:x1="19.18cm" svg:y1="14.213cm" svg:x2="21.132cm" svg:y2="15.013cm" draw:start-shape="id33" draw:start-glue-point="0" draw:end-shape="id34" draw:end-glue-point="3" svg:d="M19180 14213v800h1952" svg:viewBox="0 0 1953 801">
          <text:p/>
        </draw:connector>
        <draw:connector draw:style-name="gr10" draw:text-style-name="P1" draw:layer="layout" svg:x1="14.463cm" svg:y1="13.013cm" svg:x2="16.132cm" svg:y2="16.413cm" draw:start-shape="id35" draw:start-glue-point="0" draw:end-shape="id36" draw:end-glue-point="3" svg:d="M14463 13013v3400h1669" svg:viewBox="0 0 1670 3401">
          <text:p/>
        </draw:connector>
        <draw:connector draw:style-name="gr10" draw:text-style-name="P1" xml:id="id38" draw:id="id38" draw:layer="layout" svg:x1="19.18cm" svg:y1="16.794cm" svg:x2="21.132cm" svg:y2="17.613cm" draw:start-shape="id36" draw:start-glue-point="2" draw:end-shape="id37" draw:end-glue-point="3" svg:d="M19180 16794v819h1952" svg:viewBox="0 0 1953 820">
          <text:p/>
        </draw:connector>
        <draw:connector draw:style-name="gr10" draw:text-style-name="P1" xml:id="id40" draw:id="id40" draw:layer="layout" svg:x1="19.18cm" svg:y1="17.613cm" svg:x2="21.132cm" svg:y2="18.375cm" draw:start-shape="id38" draw:start-glue-point="0" draw:end-shape="id39" draw:end-glue-point="3" svg:d="M19180 17613v762h1952" svg:viewBox="0 0 1953 763">
          <text:p/>
        </draw:connector>
        <draw:connector draw:style-name="gr10" draw:text-style-name="P1" xml:id="id42" draw:id="id42" draw:layer="layout" svg:x1="19.18cm" svg:y1="18.375cm" svg:x2="21.132cm" svg:y2="19.175cm" draw:start-shape="id40" draw:start-glue-point="0" draw:end-shape="id41" draw:end-glue-point="3" svg:d="M19180 18375v800h1952" svg:viewBox="0 0 1953 801">
          <text:p/>
        </draw:connector>
        <draw:connector draw:style-name="gr10" draw:text-style-name="P1" draw:layer="layout" svg:x1="19.18cm" svg:y1="19.175cm" svg:x2="21.132cm" svg:y2="19.975cm" draw:start-shape="id42" draw:start-glue-point="0" draw:end-shape="id43" svg:d="M19180 19175v800h1952" svg:viewBox="0 0 1953 801">
          <text:p/>
        </draw:connector>
        <draw:custom-shape draw:style-name="gr27" draw:text-style-name="P4" xml:id="id44" draw:id="id44" draw:layer="layout" svg:width="9.03cm" svg:height="0.762cm" svg:x="9.632cm" svg:y="17.432cm">
          <text:p text:style-name="P3">Fast-neural-style</text:p>
          <draw:enhanced-geometry svg:viewBox="0 0 21600 21600" draw:type="rectangle" draw:enhanced-path="M 0 0 L 21600 0 21600 21600 0 21600 0 0 Z N"/>
        </draw:custom-shape>
        <draw:custom-shape draw:style-name="gr28" draw:text-style-name="P4" xml:id="id45" draw:id="id45" draw:layer="layout" svg:width="9.03cm" svg:height="0.712cm" svg:x="9.632cm" svg:y="19.01cm">
          <text:p text:style-name="P3">Neural-style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svg:x1="6.351cm" svg:y1="2.794cm" svg:x2="9.632cm" svg:y2="17.813cm" draw:start-shape="id20" draw:start-glue-point="4" draw:end-shape="id44" draw:end-glue-point="3" svg:d="M6351 2794v15019h3281" svg:viewBox="0 0 3282 15020">
          <text:p/>
        </draw:connector>
        <draw:connector draw:style-name="gr33" draw:text-style-name="P1" draw:layer="layout" svg:x1="5.589cm" svg:y1="7.022cm" svg:x2="9.632cm" svg:y2="19.366cm" draw:start-shape="id21" draw:start-glue-point="4" draw:end-shape="id45" draw:end-glue-point="3" svg:d="M5589 7022v12344h4043" svg:viewBox="0 0 4044 12345">
          <text:p/>
        </draw:connector>
        <draw:connector draw:style-name="gr34" draw:text-style-name="P1" draw:layer="layout" svg:x1="20.128cm" svg:y1="4.413cm" svg:x2="22.228cm" svg:y2="11.913cm" draw:start-shape="id24" draw:start-glue-point="1" draw:end-shape="id30" svg:d="M20128 4413h2641v7500h-541" svg:viewBox="0 0 2642 7501">
          <text:p/>
        </draw:connector>
        <draw:connector draw:style-name="gr10" draw:text-style-name="P1" xml:id="id47" draw:id="id47" draw:layer="layout" svg:x1="8.947cm" svg:y1="10.613cm" svg:x2="9.632cm" svg:y2="17.813cm" draw:start-shape="id46" draw:start-glue-point="0" draw:end-shape="id44" draw:end-glue-point="3" svg:d="M8947 10613v7200h685" svg:viewBox="0 0 686 7201">
          <text:p/>
        </draw:connector>
        <draw:connector draw:style-name="gr10" draw:text-style-name="P1" draw:layer="layout" svg:x1="8.947cm" svg:y1="17.813cm" svg:x2="9.632cm" svg:y2="19.366cm" draw:start-shape="id47" draw:start-glue-point="0" draw:end-shape="id45" draw:end-glue-point="3" svg:d="M8947 17813v1553h685" svg:viewBox="0 0 686 1554">
          <text:p/>
        </draw:connector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5" draw:text-style-name="P7" draw:layer="layout" svg:width="16.51cm" svg:height="3.048cm" svg:x="10.16cm" svg:y="4.572cm">
          <text:p text:style-name="P3"/>
          <draw:enhanced-geometry svg:viewBox="0 0 21600 21600" draw:type="rectangle" draw:enhanced-path="M 0 0 L 21600 0 21600 21600 0 21600 0 0 Z N"/>
        </draw:custom-shape>
        <draw:custom-shape draw:style-name="gr36" draw:text-style-name="P4" xml:id="id50" draw:id="id50" draw:layer="layout" svg:width="3.048cm" svg:height="1.524cm" svg:x="5.478cm" svg:y="6.172cm">
          <text:p text:style-name="P3">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48" draw:id="id48" draw:layer="layout" svg:width="3.048cm" svg:height="1.524cm" svg:x="5.479cm" svg:y="4.473cm">
          <text:p text:style-name="P3">Sty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xml:id="id49" draw:id="id49" draw:layer="layout" svg:width="16.51cm" svg:height="1.27cm" svg:x="10.16cm" svg:y="1.432cm">
          <draw:glue-point draw:id="4" svg:x="-3.846cm" svg:y="5cm"/>
          <draw:glue-point draw:id="5" svg:x="-2.115cm" svg:y="5cm"/>
          <draw:glue-point draw:id="6" svg:x="0cm" svg:y="5.212cm"/>
          <draw:glue-point draw:id="7" svg:x="4.038cm" svg:y="5cm"/>
          <draw:glue-point draw:id="8" svg:x="1.923cm" svg:y="5cm"/>
          <text:p text:style-name="P3">StyleLoss</text:p>
          <draw:enhanced-geometry svg:viewBox="0 0 21600 21600" draw:type="rectangle" draw:enhanced-path="M 0 0 L 21600 0 21600 21600 0 21600 0 0 Z N"/>
        </draw:custom-shape>
        <draw:custom-shape draw:style-name="gr37" draw:text-style-name="P7" xml:id="id51" draw:id="id51" draw:layer="layout" svg:width="16.51cm" svg:height="1.27cm" svg:x="10.16cm" svg:y="8.732cm">
          <draw:glue-point draw:id="4" svg:x="2.692cm" svg:y="-5cm"/>
          <text:p text:style-name="P3">ContentLos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527cm" svg:y1="5.235cm" svg:x2="12.066cm" svg:y2="2.702cm" draw:start-shape="id48" draw:start-glue-point="10" draw:end-shape="id49" draw:end-glue-point="4" svg:d="M8527 5235h3539v-2533" svg:viewBox="0 0 3540 2534">
          <text:p/>
        </draw:connector>
        <draw:frame draw:style-name="gr38" draw:text-style-name="P2" draw:layer="layout" svg:width="3.516cm" svg:height="1.016cm" svg:x="9.355cm" svg:y="3.656cm">
          <draw:text-box>
            <text:p>Relu1_1<text:tab/></text:p>
          </draw:text-box>
        </draw:frame>
        <draw:connector draw:style-name="gr10" draw:text-style-name="P1" draw:layer="layout" svg:x1="8.527cm" svg:y1="5.235cm" svg:x2="14.924cm" svg:y2="2.702cm" draw:start-shape="id48" draw:start-glue-point="10" draw:end-shape="id49" draw:end-glue-point="5" svg:d="M8527 5235h6397v-2533" svg:viewBox="0 0 6398 2534">
          <text:p/>
        </draw:connector>
        <draw:connector draw:style-name="gr10" draw:text-style-name="P1" draw:layer="layout" svg:x1="8.527cm" svg:y1="5.235cm" svg:x2="18.415cm" svg:y2="2.702cm" draw:start-shape="id48" draw:start-glue-point="10" draw:end-shape="id49" draw:end-glue-point="6" svg:d="M8527 5235h9888v-2533" svg:viewBox="0 0 9889 2534">
          <text:p/>
        </draw:connector>
        <draw:connector draw:style-name="gr10" draw:text-style-name="P1" draw:layer="layout" svg:x1="8.527cm" svg:y1="5.235cm" svg:x2="21.589cm" svg:y2="2.702cm" draw:start-shape="id48" draw:start-glue-point="10" draw:end-shape="id49" draw:end-glue-point="8" svg:d="M8527 5235h13062v-2533" svg:viewBox="0 0 13063 2534">
          <text:p/>
        </draw:connector>
        <draw:connector draw:style-name="gr10" draw:text-style-name="P1" draw:layer="layout" svg:x1="8.527cm" svg:y1="5.235cm" svg:x2="25.081cm" svg:y2="2.702cm" draw:start-shape="id48" draw:start-glue-point="10" draw:end-shape="id49" draw:end-glue-point="7" svg:d="M8527 5235h16554v-2533" svg:viewBox="0 0 16555 2534">
          <text:p/>
        </draw:connector>
        <draw:frame draw:style-name="gr38" draw:text-style-name="P2" draw:layer="layout" svg:width="3.516cm" svg:height="1.016cm" svg:x="12.355cm" svg:y="3.656cm">
          <draw:text-box>
            <text:p>Relu2_1<text:tab/></text:p>
          </draw:text-box>
        </draw:frame>
        <draw:frame draw:style-name="gr38" draw:text-style-name="P2" draw:layer="layout" svg:width="3.516cm" svg:height="1.016cm" svg:x="15.855cm" svg:y="3.656cm">
          <draw:text-box>
            <text:p>Relu3_1<text:tab/></text:p>
          </draw:text-box>
        </draw:frame>
        <draw:frame draw:style-name="gr38" draw:text-style-name="P2" draw:layer="layout" svg:width="3.516cm" svg:height="1.016cm" svg:x="18.955cm" svg:y="3.656cm">
          <draw:text-box>
            <text:p>Relu4_1<text:tab/></text:p>
          </draw:text-box>
        </draw:frame>
        <draw:frame draw:style-name="gr38" draw:text-style-name="P2" draw:layer="layout" svg:width="3.516cm" svg:height="1.016cm" svg:x="22.455cm" svg:y="3.656cm">
          <draw:text-box>
            <text:p>Relu5_1<text:tab/></text:p>
          </draw:text-box>
        </draw:frame>
        <draw:frame draw:style-name="gr38" draw:text-style-name="P2" draw:layer="layout" svg:width="3.516cm" svg:height="1.016cm" svg:x="20.155cm" svg:y="7.856cm">
          <draw:text-box>
            <text:p>Relu4_2<text:tab/></text:p>
          </draw:text-box>
        </draw:frame>
        <draw:connector draw:style-name="gr10" draw:text-style-name="P1" draw:layer="layout" svg:x1="8.526cm" svg:y1="6.934cm" svg:x2="22.859cm" svg:y2="8.732cm" draw:start-shape="id50" draw:start-glue-point="10" draw:end-shape="id51" draw:end-glue-point="4" svg:d="M8526 6934h14333v1798" svg:viewBox="0 0 14334 1799">
          <text:p/>
        </draw:connector>
        <draw:frame draw:style-name="gr39" draw:text-style-name="P9" draw:layer="layout" svg:width="4.572cm" svg:height="2.139cm" svg:x="0.508cm" svg:y="5.08cm">
          <draw:text-box>
            <text:p text:style-name="P8"><text:span text:style-name="T1">C</text:span><text:span text:style-name="T1">a</text:span><text:span text:style-name="T1">p</text:span><text:span text:style-name="T1">t</text:span><text:span text:style-name="T1">u</text:span><text:span text:style-name="T1">r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/text:p>
          </draw:text-box>
        </draw:frame>
        <draw:custom-shape draw:style-name="gr40" draw:text-style-name="P7" draw:layer="layout" svg:width="16.256cm" svg:height="3.454cm" svg:x="10.414cm" svg:y="13.37cm">
          <draw:glue-point draw:id="4" svg:x="5cm" svg:y="-1.792cm"/>
          <draw:glue-point draw:id="5" svg:x="5cm" svg:y="1.88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3.048cm" svg:height="1.524cm" svg:x="5.493cm" svg:y="14.273cm">
          <text:p text:style-name="P3">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4.572cm" svg:height="2.032cm" svg:x="0.522cm" svg:y="14.78cm">
          <draw:text-box>
            <text:p text:style-name="P8"><text:span text:style-name="T1">LossMode</text:span></text:p>
          </draw:text-box>
        </draw:frame>
        <draw:custom-shape draw:style-name="gr41" draw:text-style-name="P7" draw:layer="layout" svg:width="3.454cm" svg:height="1.318cm" draw:transform="rotate (-1.5707963267949) translate (12.658cm 13.37cm)">
          <text:p text:style-name="P3">SL1_1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3.454cm" svg:height="1.318cm" draw:transform="rotate (-1.5707963267949) translate (15.151cm 13.37cm)">
          <text:p text:style-name="P3">SL2_1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3.454cm" svg:height="1.316cm" draw:transform="rotate (-1.5707963267949) translate (17.643cm 13.37cm)">
          <text:p text:style-name="P3">SL3_1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3.454cm" svg:height="1.317cm" draw:transform="rotate (-1.5707963267949) translate (20.25cm 13.37cm)">
          <text:p text:style-name="P3">SL4_1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3.454cm" svg:height="1.317cm" draw:transform="rotate (-1.5707963267949) translate (23.083cm 13.37cm)">
          <text:p text:style-name="P3">CL4_2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3.454cm" svg:height="1.316cm" draw:transform="rotate (-1.5707963267949) translate (25.915cm 13.37cm)">
          <text:p text:style-name="P3">SL5_1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8.382cm" svg:y1="13.878cm" svg:x2="26.67cm" svg:y2="13.878cm">
          <text:p/>
        </draw:line>
        <draw:line draw:style-name="gr33" draw:text-style-name="P1" draw:layer="layout" svg:x1="26.67cm" svg:y1="16.348cm" svg:x2="8.128cm" svg:y2="16.348cm">
          <text:p/>
        </draw:line>
        <draw:frame draw:style-name="gr44" draw:text-style-name="P2" draw:layer="layout" svg:width="2.794cm" svg:height="0.962cm" svg:x="7.366cm" svg:y="12.954cm">
          <draw:text-box>
            <text:p>forward</text:p>
          </draw:text-box>
        </draw:frame>
        <draw:frame draw:style-name="gr45" draw:text-style-name="P2" draw:layer="layout" svg:width="3.302cm" svg:height="1.072cm" svg:x="6.858cm" svg:y="16.454cm">
          <draw:text-box>
            <text:p>backward</text:p>
          </draw:text-box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3T17:43:06.122222964</meta:creation-date>
    <dc:date>2018-06-24T15:34:32.192814299</dc:date>
    <meta:editing-duration>PT57M55S</meta:editing-duration>
    <meta:editing-cycles>5</meta:editing-cycles>
    <meta:generator>LibreOffice/5.1.6.2$Linux_X86_64 LibreOffice_project/10m0$Build-2</meta:generator>
    <meta:document-statistic meta:object-count="165"/>
  </office:meta>
</office:document-meta>
</file>